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cd2" officeooo:paragraph-rsid="00110cd2"/>
    </style:style>
    <style:style style:name="P2" style:family="paragraph" style:parent-style-name="Standard">
      <style:text-properties officeooo:rsid="00110cd2" officeooo:paragraph-rsid="001b0861"/>
    </style:style>
    <style:style style:name="P3" style:family="paragraph" style:parent-style-name="Standard">
      <style:text-properties fo:font-weight="bold" officeooo:rsid="00110cd2" officeooo:paragraph-rsid="00110cd2" style:font-weight-asian="bold" style:font-weight-complex="bold"/>
    </style:style>
    <style:style style:name="P4" style:family="paragraph" style:parent-style-name="Standard">
      <style:text-properties fo:font-weight="bold" officeooo:rsid="00110cd2" officeooo:paragraph-rsid="001b0861" style:font-weight-asian="bold" style:font-weight-complex="bold"/>
    </style:style>
    <style:style style:name="T1" style:family="text">
      <style:text-properties officeooo:rsid="001b08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quetes de creation des tables de la base de données dbfood</text:p>
      <text:p text:style-name="P3"/>
      <text:p text:style-name="P3"/>
      <text:p text:style-name="P3"/>
      <text:p text:style-name="P2">CREATE TABLE <text:span text:style-name="T1">T_typeFood</text:span>(</text:p>
      <text:p text:style-name="P2"><text:span text:style-name="T1">typeFood_id</text:span> SERIAL PRIMARY KEY,</text:p>
      <text:p text:style-name="P2"><text:span text:style-name="T1">typeFood</text:span> VARCHAR(255) NOT NULL</text:p>
      <text:p text:style-name="P2">);</text:p>
      <text:p text:style-name="P4"/>
      <text:p text:style-name="P3"/>
      <text:p text:style-name="P1">CREATE TABLE <text:span text:style-name="T1">T_</text:span>food(</text:p>
      <text:p text:style-name="P1">id_food SERIAL PRIMARY KEY,</text:p>
      <text:p text:style-name="P1">namefood VARCHAR(255) NOT NULL , </text:p>
      <text:p text:style-name="P2"><text:span text:style-name="T1">fk_</text:span>typefood_<text:span text:style-name="T1">id INTEGER</text:span> <text:span text:style-name="T1">REFERENCES TypeFood (typeFood_id)</text:span>, </text:p>
      <text:p text:style-name="P1">energeticvalue FLOAT NOT NULL CHECK (energeticvalue &gt;= 0), </text:p>
      <text:p text:style-name="P1">proteinlevel FLOAT NOT NULL CHECK (proteinlevel &gt;= 0), </text:p>
      <text:p text:style-name="P1">glucidlevel FLOAT NOT NULL CHECK (glucidlevel &gt;= 0),</text:p>
      <text:p text:style-name="P1">lipidlevel FLOAT NOT NULL CHECK (lipidlevel &gt;= 0)</text:p>
      <text:p text:style-name="P1">);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58:19.807000000</meta:creation-date>
    <dc:date>2018-03-19T21:59:58.773000000</dc:date>
    <meta:editing-duration>PT1H58M14S</meta:editing-duration>
    <meta:editing-cycles>10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4" meta:word-count="73" meta:character-count="502" meta:non-whitespace-character-count="439"/>
  </office:meta>
</office:document-meta>
</file>